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7" style:master-page-name="MasterPage2" style:family="paragraph" style:name="P32">
      <style:paragraph-properties fo:text-align="center"/>
      <style:text-properties fo:color="#000000" fo:font-family="Noto Sans Mono" style:font-family-complex="Noto Sans Mono" fo:font-size="10pt" fo:language="en" fo:country="US"/>
    </style:style>
    <style:style style:family="text" style:name="T105">
      <style:text-properties fo:color="#353ff5" fo:font-family="DejaVu Sans Condensed" style:font-family-complex="DejaVu Sans Condensed" fo:font-size="16pt" fo:language="en" fo:country="US"/>
    </style:style>
    <style:style style:family="text" style:name="T106">
      <style:text-properties fo:color="#323cf5" fo:font-family="DejaVu Sans Condensed" style:font-family-complex="DejaVu Sans Condensed" fo:font-size="16pt" fo:language="en" fo:country="US"/>
    </style:style>
    <style:style style:family="text" style:name="T107">
      <style:text-properties fo:color="#323cf5" fo:font-family="DejaVu Sans Condensed" style:font-family-complex="DejaVu Sans Condensed" fo:font-size="16pt" fo:language="en" fo:country="US"/>
    </style:style>
    <style:style style:family="text" style:name="T108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33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09">
      <style:text-properties fo:color="#000000" fo:font-family="DejaVu Sans Condensed" style:font-family-complex="DejaVu Sans Condensed" fo:font-size="12pt" fo:language="en" fo:country="US"/>
    </style:style>
    <style:style style:family="text" style:name="T110">
      <style:text-properties fo:color="#000000" fo:font-family="DejaVu Sans Condensed" style:font-family-complex="DejaVu Sans Condensed" fo:font-size="12pt" fo:language="en" fo:country="US"/>
    </style:style>
    <style:style style:family="text" style:name="T111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3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12">
      <style:text-properties fo:color="#000000" fo:font-family="DejaVu Sans Condensed" style:font-family-complex="DejaVu Sans Condensed" fo:font-size="12pt" fo:language="en" fo:country="US"/>
    </style:style>
    <style:style style:family="text" style:name="T113">
      <style:text-properties fo:color="#000000" fo:font-family="DejaVu Sans Condensed" style:font-family-complex="DejaVu Sans Condensed" fo:font-size="12pt" fo:language="en" fo:country="US"/>
    </style:style>
    <style:style style:family="text" style:name="T114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3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15">
      <style:text-properties fo:color="#353ff5" fo:font-family="DejaVu Sans Condensed" style:font-family-complex="DejaVu Sans Condensed" fo:font-size="12pt" fo:language="en" fo:country="US"/>
    </style:style>
    <style:style style:family="text" style:name="T116">
      <style:text-properties fo:color="#353ff5" fo:font-family="DejaVu Sans Condensed" style:font-family-complex="DejaVu Sans Condensed" fo:font-size="12pt" fo:language="en" fo:country="US"/>
    </style:style>
    <style:style style:family="text" style:name="T117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3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18">
      <style:text-properties fo:color="#000000" fo:font-family="DejaVu Sans Condensed" style:font-family-complex="DejaVu Sans Condensed" fo:font-size="12pt" fo:language="en" fo:country="US"/>
    </style:style>
    <style:style style:family="text" style:name="T119">
      <style:text-properties fo:color="#000000" fo:font-family="DejaVu Sans Condensed" style:font-family-complex="DejaVu Sans Condensed" fo:font-size="12pt" fo:language="en" fo:country="US"/>
    </style:style>
    <style:style style:family="text" style:name="T12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3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21">
      <style:text-properties fo:color="#000000" fo:font-family="DejaVu Sans Condensed" style:font-family-complex="DejaVu Sans Condensed" fo:font-size="12pt" fo:language="en" fo:country="US"/>
    </style:style>
    <style:style style:family="text" style:name="T122">
      <style:text-properties fo:color="#000000" fo:font-family="DejaVu Sans Condensed" style:font-family-complex="DejaVu Sans Condensed" fo:font-size="12pt" fo:language="en" fo:country="US"/>
    </style:style>
    <style:style style:family="text" style:name="T123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38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24">
      <style:text-properties fo:color="#000000" fo:font-family="DejaVu Sans Condensed" style:font-family-complex="DejaVu Sans Condensed" fo:font-size="12pt" fo:language="en" fo:country="US"/>
    </style:style>
    <style:style style:family="text" style:name="T125">
      <style:text-properties fo:color="#000000" fo:font-family="DejaVu Sans Condensed" style:font-family-complex="DejaVu Sans Condensed" fo:font-size="12pt" fo:language="en" fo:country="US"/>
    </style:style>
    <style:style style:family="text" style:name="T126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39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27">
      <style:text-properties fo:color="#000000" fo:font-family="DejaVu Sans Condensed" style:font-family-complex="DejaVu Sans Condensed" fo:font-size="12pt" fo:language="en" fo:country="US"/>
    </style:style>
    <style:style style:family="text" style:name="T128">
      <style:text-properties fo:color="#000000" fo:font-family="DejaVu Sans Condensed" style:font-family-complex="DejaVu Sans Condensed" fo:font-size="12pt" fo:language="en" fo:country="US"/>
    </style:style>
    <style:style style:family="text" style:name="T129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0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30">
      <style:text-properties fo:color="#000000" fo:font-family="DejaVu Sans Condensed" style:font-family-complex="DejaVu Sans Condensed" fo:font-size="12pt" fo:language="en" fo:country="US"/>
    </style:style>
    <style:style style:family="text" style:name="T131">
      <style:text-properties fo:color="#000000" fo:font-family="DejaVu Sans Condensed" style:font-family-complex="DejaVu Sans Condensed" fo:font-size="12pt" fo:language="en" fo:country="US"/>
    </style:style>
    <style:style style:family="text" style:name="T132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1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33">
      <style:text-properties fo:color="#000000" fo:font-family="DejaVu Sans Condensed" style:font-family-complex="DejaVu Sans Condensed" fo:font-size="12pt" fo:language="en" fo:country="US"/>
    </style:style>
    <style:style style:family="text" style:name="T134">
      <style:text-properties fo:color="#000000" fo:font-family="DejaVu Sans Condensed" style:font-family-complex="DejaVu Sans Condensed" fo:font-size="12pt" fo:language="en" fo:country="US"/>
    </style:style>
    <style:style style:family="text" style:name="T135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2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36">
      <style:text-properties fo:color="#000000" fo:font-family="DejaVu Sans Condensed" style:font-family-complex="DejaVu Sans Condensed" fo:font-size="12pt" fo:language="en" fo:country="US"/>
    </style:style>
    <style:style style:family="text" style:name="T137">
      <style:text-properties fo:color="#000000" fo:font-family="DejaVu Sans Condensed" style:font-family-complex="DejaVu Sans Condensed" fo:font-size="12pt" fo:language="en" fo:country="US"/>
    </style:style>
    <style:style style:family="text" style:name="T138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3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39">
      <style:text-properties fo:color="#000000" fo:font-family="DejaVu Sans Condensed" style:font-family-complex="DejaVu Sans Condensed" fo:font-size="12pt" fo:language="en" fo:country="US"/>
    </style:style>
    <style:style style:family="text" style:name="T140">
      <style:text-properties fo:color="#000000" fo:font-family="DejaVu Sans Condensed" style:font-family-complex="DejaVu Sans Condensed" fo:font-size="12pt" fo:language="en" fo:country="US"/>
    </style:style>
    <style:style style:family="text" style:name="T141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42">
      <style:text-properties fo:color="#000000" fo:font-family="DejaVu Sans Condensed" style:font-family-complex="DejaVu Sans Condensed" fo:font-size="12pt" fo:language="en" fo:country="US"/>
    </style:style>
    <style:style style:family="text" style:name="T143">
      <style:text-properties fo:color="#000000" fo:font-family="DejaVu Sans Condensed" style:font-family-complex="DejaVu Sans Condensed" fo:font-size="12pt" fo:language="en" fo:country="US"/>
    </style:style>
    <style:style style:family="text" style:name="T144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45">
      <style:text-properties fo:color="#000000" fo:font-family="DejaVu Sans Condensed" style:font-family-complex="DejaVu Sans Condensed" fo:font-size="12pt" fo:language="en" fo:country="US"/>
    </style:style>
    <style:style style:family="text" style:name="T146">
      <style:text-properties fo:color="#000000" fo:font-family="DejaVu Sans Condensed" style:font-family-complex="DejaVu Sans Condensed" fo:font-size="12pt" fo:language="en" fo:country="US"/>
    </style:style>
    <style:style style:family="text" style:name="T147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48">
      <style:text-properties fo:color="#000000" fo:font-family="DejaVu Sans Condensed" style:font-family-complex="DejaVu Sans Condensed" fo:font-size="12pt" fo:language="en" fo:country="US"/>
    </style:style>
    <style:style style:family="text" style:name="T149">
      <style:text-properties fo:color="#000000" fo:font-family="DejaVu Sans Condensed" style:font-family-complex="DejaVu Sans Condensed" fo:font-size="12pt" fo:language="en" fo:country="US"/>
    </style:style>
    <style:style style:family="text" style:name="T15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51">
      <style:text-properties fo:color="#353ff5" fo:font-family="DejaVu Sans Condensed" style:font-family-complex="DejaVu Sans Condensed" fo:font-size="12pt" fo:language="en" fo:country="US"/>
    </style:style>
    <style:style style:family="text" style:name="T152">
      <style:text-properties fo:color="#353ff5" fo:font-family="DejaVu Sans Condensed" style:font-family-complex="DejaVu Sans Condensed" fo:font-size="12pt" fo:language="en" fo:country="US"/>
    </style:style>
    <style:style style:family="text" style:name="T153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54">
      <style:text-properties fo:color="#353ff5" fo:font-family="DejaVu Sans Condensed" style:font-family-complex="DejaVu Sans Condensed" fo:font-size="12pt" fo:language="en" fo:country="US"/>
    </style:style>
    <style:style style:family="text" style:name="T155">
      <style:text-properties fo:color="#353ff5" fo:font-family="DejaVu Sans Condensed" style:font-family-complex="DejaVu Sans Condensed" fo:font-size="12pt" fo:language="en" fo:country="US"/>
    </style:style>
    <style:style style:family="text" style:name="T156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4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57">
      <style:text-properties fo:color="#000000" fo:font-family="DejaVu Sans Condensed" style:font-family-complex="DejaVu Sans Condensed" fo:font-size="12pt" fo:language="en" fo:country="US"/>
    </style:style>
    <style:style style:family="text" style:name="T158">
      <style:text-properties fo:color="#000000" fo:font-family="DejaVu Sans Condensed" style:font-family-complex="DejaVu Sans Condensed" fo:font-size="12pt" fo:language="en" fo:country="US"/>
    </style:style>
    <style:style style:family="text" style:name="T159">
      <style:text-properties fo:color="#353ff5" fo:font-family="DejaVu Sans Condensed" style:font-family-complex="DejaVu Sans Condensed" fo:font-size="12pt" fo:language="en" fo:country="US"/>
    </style:style>
    <style:style style:family="text" style:name="T16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61">
      <style:text-properties fo:color="#353ff5" fo:font-family="DejaVu Sans Condensed" style:font-family-complex="DejaVu Sans Condensed" fo:font-size="12pt" fo:language="en" fo:country="US"/>
    </style:style>
    <style:style style:family="text" style:name="T162">
      <style:text-properties fo:color="#353ff5" fo:font-family="DejaVu Sans Condensed" style:font-family-complex="DejaVu Sans Condensed" fo:font-size="12pt" fo:language="en" fo:country="US"/>
    </style:style>
    <style:style style:family="text" style:name="T163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1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64">
      <style:text-properties fo:color="#000000" fo:font-family="DejaVu Sans Condensed" style:font-family-complex="DejaVu Sans Condensed" fo:font-size="12pt" fo:language="en" fo:country="US"/>
    </style:style>
    <style:style style:family="text" style:name="T165">
      <style:text-properties fo:color="#000000" style:text-position="super 58%" fo:font-family="DejaVu Sans Condensed" style:font-family-complex="DejaVu Sans Condensed" fo:font-size="12pt" fo:language="en" fo:country="US" fo:font-weight="normal"/>
    </style:style>
    <style:style style:family="text" style:name="T166">
      <style:text-properties fo:color="#000000" fo:font-family="DejaVu Sans Condensed" style:font-family-complex="DejaVu Sans Condensed" fo:font-size="12pt" fo:language="en" fo:country="US" fo:font-weight="normal"/>
    </style:style>
    <style:style style:family="text" style:name="T167">
      <style:text-properties fo:color="#000000" fo:font-family="DejaVu Sans Condensed" style:font-family-complex="DejaVu Sans Condensed" fo:font-size="12pt" fo:language="en" fo:country="US" fo:font-weight="normal"/>
    </style:style>
    <style:style style:family="text" style:name="T168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69">
      <style:text-properties fo:color="#353ff5" fo:font-family="DejaVu Sans Condensed" style:font-family-complex="DejaVu Sans Condensed" fo:font-size="12pt" fo:language="en" fo:country="US"/>
    </style:style>
    <style:style style:family="text" style:name="T170">
      <style:text-properties fo:color="#353ff5" fo:font-family="DejaVu Sans Condensed" style:font-family-complex="DejaVu Sans Condensed" fo:font-size="12pt" fo:language="en" fo:country="US"/>
    </style:style>
    <style:style style:family="text" style:name="T171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3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2">
      <style:text-properties fo:color="#000000" fo:font-family="DejaVu Sans Condensed" style:font-family-complex="DejaVu Sans Condensed" fo:font-size="12pt" fo:language="en" fo:country="US"/>
    </style:style>
    <style:style style:family="text" style:name="T173">
      <style:text-properties fo:color="#000000" fo:font-family="DejaVu Sans Condensed" style:font-family-complex="DejaVu Sans Condensed" fo:font-size="12pt" fo:language="en" fo:country="US"/>
    </style:style>
    <style:style style:family="text" style:name="T174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75">
      <style:text-properties fo:color="#353ff5" fo:font-family="DejaVu Sans Condensed" style:font-family-complex="DejaVu Sans Condensed" fo:font-size="12pt" fo:language="en" fo:country="US"/>
    </style:style>
    <style:style style:family="text" style:name="T176">
      <style:text-properties fo:color="#353ff5" fo:font-family="DejaVu Sans Condensed" style:font-family-complex="DejaVu Sans Condensed" fo:font-size="12pt" fo:language="en" fo:country="US"/>
    </style:style>
    <style:style style:family="text" style:name="T177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8">
      <style:text-properties fo:color="#000000" fo:font-family="DejaVu Sans Condensed" style:font-family-complex="DejaVu Sans Condensed" fo:font-size="12pt" fo:language="en" fo:country="US"/>
    </style:style>
    <style:style style:family="text" style:name="T179">
      <style:text-properties fo:color="#000000" fo:font-family="DejaVu Sans Condensed" style:font-family-complex="DejaVu Sans Condensed" fo:font-size="12pt" fo:language="en" fo:country="US"/>
    </style:style>
    <style:style style:family="text" style:name="T18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1">
      <style:text-properties fo:color="#000000" fo:font-family="DejaVu Sans Condensed" style:font-family-complex="DejaVu Sans Condensed" fo:font-size="12pt" fo:language="en" fo:country="US"/>
    </style:style>
    <style:style style:family="text" style:name="T182">
      <style:text-properties fo:color="#000000" fo:font-family="DejaVu Sans Condensed" style:font-family-complex="DejaVu Sans Condensed" fo:font-size="12pt" fo:language="en" fo:country="US"/>
    </style:style>
    <style:style style:family="text" style:name="T183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84">
      <style:text-properties fo:color="#353ff5" fo:font-family="DejaVu Sans Condensed" style:font-family-complex="DejaVu Sans Condensed" fo:font-size="12pt" fo:language="en" fo:country="US"/>
    </style:style>
    <style:style style:family="text" style:name="T185">
      <style:text-properties fo:color="#353ff5" fo:font-family="DejaVu Sans Condensed" style:font-family-complex="DejaVu Sans Condensed" fo:font-size="12pt" fo:language="en" fo:country="US"/>
    </style:style>
    <style:style style:family="text" style:name="T186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87">
      <style:text-properties fo:color="#000000" fo:font-family="DejaVu Sans Mono" style:font-family-complex="DejaVu Sans Mono" fo:font-size="8pt" fo:language="en" fo:country="US" fo:font-weight="bold"/>
    </style:style>
    <style:style style:family="text" style:name="T188">
      <style:text-properties fo:color="#000000" fo:font-family="DejaVu Sans Mono" style:font-family-complex="DejaVu Sans Mono" fo:font-size="8pt" fo:language="en" fo:country="US" fo:font-weight="bold"/>
    </style:style>
    <style:style style:family="text" style:name="T189">
      <style:text-properties fo:color="#000000" fo:font-family="DejaVu Sans Mono" style:font-family-complex="DejaVu Sans Mono" fo:font-size="8pt" fo:language="en" fo:country="US" fo:font-weight="bold"/>
    </style:style>
    <style:style style:family="text" style:name="T190">
      <style:text-properties fo:color="#000000" fo:font-family="DejaVu Sans Mono" style:font-family-complex="DejaVu Sans Mono" fo:font-size="8pt" fo:language="en" fo:country="US" fo:font-weight="bold"/>
    </style:style>
    <style:style style:family="text" style:name="T191">
      <style:text-properties fo:color="#000000" fo:font-family="DejaVu Sans Mono" style:font-family-complex="DejaVu Sans Mono" fo:font-size="8pt" fo:language="en" fo:country="US" fo:font-weight="bold"/>
    </style:style>
    <style:style style:family="text" style:name="T192">
      <style:text-properties fo:color="#000000" fo:font-family="DejaVu Sans Mono" style:font-family-complex="DejaVu Sans Mono" fo:font-size="8pt" fo:language="en" fo:country="US" fo:font-weight="bold"/>
    </style:style>
    <style:style style:family="text" style:name="T193">
      <style:text-properties fo:color="#000000" fo:font-family="DejaVu Sans Mono" style:font-family-complex="DejaVu Sans Mono" fo:font-size="8pt" fo:language="en" fo:country="US" fo:font-weight="bold"/>
    </style:style>
    <style:style style:family="text" style:name="T194">
      <style:text-properties fo:color="#000000" fo:font-family="DejaVu Sans Mono" style:font-family-complex="DejaVu Sans Mono" fo:font-size="8pt" fo:language="en" fo:country="US" fo:font-weight="bold"/>
    </style:style>
    <style:style style:family="text" style:name="T195">
      <style:text-properties fo:color="#000000" fo:font-family="DejaVu Sans Mono" style:font-family-complex="DejaVu Sans Mono" fo:font-size="8pt" fo:language="en" fo:country="US" fo:font-weight="bold"/>
    </style:style>
    <style:style style:family="text" style:name="T196">
      <style:text-properties fo:color="#000000" fo:font-family="DejaVu Sans Mono" style:font-family-complex="DejaVu Sans Mono" fo:font-size="8pt" fo:language="en" fo:country="US" fo:font-weight="bold"/>
    </style:style>
    <style:style style:family="text" style:name="T197">
      <style:text-properties fo:color="#000000" fo:font-family="DejaVu Sans Mono" style:font-family-complex="DejaVu Sans Mono" fo:font-size="8pt" fo:language="en" fo:country="US" fo:font-weight="bold"/>
    </style:style>
    <style:style style:family="text" style:name="T198">
      <style:text-properties fo:color="#000000" fo:font-family="DejaVu Sans Mono" style:font-family-complex="DejaVu Sans Mono" fo:font-size="8pt" fo:language="en" fo:country="US" fo:font-weight="bold"/>
    </style:style>
    <style:style style:family="text" style:name="T199">
      <style:text-properties fo:color="#000000" fo:font-family="DejaVu Sans Mono" style:font-family-complex="DejaVu Sans Mono" fo:font-size="8pt" fo:language="en" fo:country="US" fo:font-weight="bold"/>
    </style:style>
    <style:style style:family="text" style:name="T200">
      <style:text-properties fo:color="#000000" fo:font-family="DejaVu Sans Mono" style:font-family-complex="DejaVu Sans Mono" fo:font-size="8pt" fo:language="en" fo:country="US" fo:font-weight="bold"/>
    </style:style>
    <style:style style:family="text" style:name="T201">
      <style:text-properties fo:color="#000000" fo:font-family="DejaVu Sans Mono" style:font-family-complex="DejaVu Sans Mono" fo:font-size="8pt" fo:language="en" fo:country="US" fo:font-weight="bold"/>
    </style:style>
    <style:style style:family="text" style:name="T202">
      <style:text-properties fo:color="#000000" fo:font-family="DejaVu Sans Mono" style:font-family-complex="DejaVu Sans Mono" fo:font-size="8pt" fo:language="en" fo:country="US" fo:font-weight="bold"/>
    </style:style>
    <style:style style:family="text" style:name="T203">
      <style:text-properties fo:color="#000000" fo:font-family="DejaVu Sans Mono" style:font-family-complex="DejaVu Sans Mono" fo:font-size="8pt" fo:language="en" fo:country="US" fo:font-weight="bold"/>
    </style:style>
    <style:style style:family="text" style:name="T204">
      <style:text-properties fo:color="#000000" fo:font-family="DejaVu Sans Mono" style:font-family-complex="DejaVu Sans Mono" fo:font-size="8pt" fo:language="en" fo:country="US" fo:font-weight="bold"/>
    </style:style>
    <style:style style:family="text" style:name="T205">
      <style:text-properties fo:color="#000000" fo:font-family="DejaVu Sans Mono" style:font-family-complex="DejaVu Sans Mono" fo:font-size="8pt" fo:language="en" fo:country="US" fo:font-weight="bold"/>
    </style:style>
    <style:style style:family="text" style:name="T206">
      <style:text-properties fo:color="#000000" fo:font-family="DejaVu Sans Mono" style:font-family-complex="DejaVu Sans Mono" fo:font-size="8pt" fo:language="en" fo:country="US" fo:font-weight="bold"/>
    </style:style>
    <style:style style:family="text" style:name="T207">
      <style:text-properties fo:color="#000000" fo:font-family="DejaVu Sans Mono" style:font-family-complex="DejaVu Sans Mono" fo:font-size="8pt" fo:language="en" fo:country="US" fo:font-weight="bold"/>
    </style:style>
    <style:style style:family="text" style:name="T208">
      <style:text-properties fo:color="#000000" fo:font-family="DejaVu Sans Mono" style:font-family-complex="DejaVu Sans Mono" fo:font-size="8pt" fo:language="en" fo:country="US" fo:font-weight="bold"/>
    </style:style>
    <style:style style:family="text" style:name="T209">
      <style:text-properties fo:color="#000000" fo:font-family="DejaVu Sans Mono" style:font-family-complex="DejaVu Sans Mono" fo:font-size="8pt" fo:language="en" fo:country="US" fo:font-weight="bold"/>
    </style:style>
    <style:style style:family="text" style:name="T210">
      <style:text-properties fo:color="#000000" fo:font-family="DejaVu Sans Mono" style:font-family-complex="DejaVu Sans Mono" fo:font-size="8pt" fo:language="en" fo:country="US" fo:font-weight="bold"/>
    </style:style>
    <style:style style:family="text" style:name="T211">
      <style:text-properties fo:color="#000000" fo:font-family="DejaVu Sans Mono" style:font-family-complex="DejaVu Sans Mono" fo:font-size="8pt" fo:language="en" fo:country="US" fo:font-weight="bold"/>
    </style:style>
    <style:style style:family="text" style:name="T212">
      <style:text-properties fo:color="#000000" fo:font-family="DejaVu Sans Mono" style:font-family-complex="DejaVu Sans Mono" fo:font-size="8pt" fo:language="en" fo:country="US" fo:font-weight="bold"/>
    </style:style>
    <style:style style:family="text" style:name="T213">
      <style:text-properties fo:color="#000000" fo:font-family="DejaVu Sans Mono" style:font-family-complex="DejaVu Sans Mono" fo:font-size="8pt" fo:language="en" fo:country="US" fo:font-weight="bold"/>
    </style:style>
    <style:style style:family="text" style:name="T214">
      <style:text-properties fo:color="#000000" fo:font-family="DejaVu Sans Mono" style:font-family-complex="DejaVu Sans Mono" fo:font-size="8pt" fo:language="en" fo:country="US" fo:font-weight="bold"/>
    </style:style>
    <style:style style:family="text" style:name="T215">
      <style:text-properties fo:color="#000000" fo:font-family="DejaVu Sans Mono" style:font-family-complex="DejaVu Sans Mono" fo:font-size="8pt" fo:language="en" fo:country="US" fo:font-weight="bold"/>
    </style:style>
    <style:style style:family="text" style:name="T216">
      <style:text-properties fo:color="#000000" fo:font-family="DejaVu Sans Condensed" style:font-family-complex="DejaVu Sans Condensed" fo:font-size="8pt" fo:language="en" fo:country="US" fo:font-weight="bold"/>
    </style:style>
    <style:style style:family="text" style:name="T217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5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18">
      <style:text-properties fo:color="#000000" fo:font-family="DejaVu Sans Mono" style:font-family-complex="DejaVu Sans Mono" fo:font-size="8pt" fo:language="en" fo:country="US" fo:font-weight="bold"/>
    </style:style>
    <style:style style:family="text" style:name="T219">
      <style:text-properties fo:color="#000000" fo:font-family="DejaVu Sans Mono" style:font-family-complex="DejaVu Sans Mono" fo:font-size="8pt" fo:language="en" fo:country="US" fo:font-weight="bold"/>
    </style:style>
    <style:style style:family="text" style:name="T22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1">
      <style:text-properties fo:color="#000000" fo:font-family="DejaVu Sans Mono" style:font-family-complex="DejaVu Sans Mono" fo:font-size="8pt" fo:language="en" fo:country="US" fo:font-weight="bold"/>
    </style:style>
    <style:style style:family="text" style:name="T222">
      <style:text-properties fo:color="#000000" fo:font-family="DejaVu Sans Mono" style:font-family-complex="DejaVu Sans Mono" fo:font-size="8pt" fo:language="en" fo:country="US" fo:font-weight="bold"/>
    </style:style>
    <style:style style:family="text" style:name="T223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4">
      <style:text-properties fo:color="#000000" fo:font-family="DejaVu Sans Mono" style:font-family-complex="DejaVu Sans Mono" fo:font-size="8pt" fo:language="en" fo:country="US" fo:font-weight="bold"/>
    </style:style>
    <style:style style:family="text" style:name="T225">
      <style:text-properties fo:color="#000000" fo:font-family="DejaVu Sans Mono" style:font-family-complex="DejaVu Sans Mono" fo:font-size="8pt" fo:language="en" fo:country="US" fo:font-weight="bold"/>
    </style:style>
    <style:style style:family="text" style:name="T226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7">
      <style:text-properties fo:color="#000000" fo:font-family="DejaVu Sans Mono" style:font-family-complex="DejaVu Sans Mono" fo:font-size="8pt" fo:language="en" fo:country="US" fo:font-weight="bold"/>
    </style:style>
    <style:style style:family="text" style:name="T228">
      <style:text-properties fo:color="#000000" fo:font-family="DejaVu Sans Mono" style:font-family-complex="DejaVu Sans Mono" fo:font-size="8pt" fo:language="en" fo:country="US" fo:font-weight="bold"/>
    </style:style>
    <style:style style:family="text" style:name="T229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30">
      <style:text-properties fo:color="#000000" fo:font-family="DejaVu Sans Mono" style:font-family-complex="DejaVu Sans Mono" fo:font-size="8pt" fo:language="en" fo:country="US" fo:font-weight="bold"/>
    </style:style>
    <style:style style:family="text" style:name="T231">
      <style:text-properties fo:color="#000000" fo:font-family="DejaVu Sans Mono" style:font-family-complex="DejaVu Sans Mono" fo:font-size="8pt" fo:language="en" fo:country="US" fo:font-weight="bold"/>
    </style:style>
    <style:style style:family="text" style:name="T232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33">
      <style:text-properties fo:color="#000000" fo:font-family="DejaVu Sans Mono" style:font-family-complex="DejaVu Sans Mono" fo:font-size="8pt" fo:language="en" fo:country="US" fo:font-weight="bold"/>
    </style:style>
    <style:style style:family="text" style:name="T234">
      <style:text-properties fo:color="#000000" fo:font-family="DejaVu Sans Mono" style:font-family-complex="DejaVu Sans Mono" fo:font-size="8pt" fo:language="en" fo:country="US" fo:font-weight="bold"/>
    </style:style>
    <style:style style:family="text" style:name="T235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36">
      <style:text-properties fo:color="#000000" fo:font-family="DejaVu Sans Mono" style:font-family-complex="DejaVu Sans Mono" fo:font-size="8pt" fo:language="en" fo:country="US" fo:font-weight="bold"/>
    </style:style>
    <style:style style:family="text" style:name="T237">
      <style:text-properties fo:color="#000000" fo:font-family="DejaVu Sans Mono" style:font-family-complex="DejaVu Sans Mono" fo:font-size="8pt" fo:language="en" fo:country="US" fo:font-weight="bold"/>
    </style:style>
    <style:style style:family="text" style:name="T238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39">
      <style:text-properties fo:color="#000000" fo:font-family="DejaVu Sans Mono" style:font-family-complex="DejaVu Sans Mono" fo:font-size="8pt" fo:language="en" fo:country="US" fo:font-weight="bold"/>
    </style:style>
    <style:style style:family="text" style:name="T240">
      <style:text-properties fo:color="#000000" fo:font-family="DejaVu Sans Mono" style:font-family-complex="DejaVu Sans Mono" fo:font-size="8pt" fo:language="en" fo:country="US" fo:font-weight="bold"/>
    </style:style>
    <style:style style:family="text" style:name="T241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42">
      <style:text-properties fo:color="#000000" fo:font-family="DejaVu Sans Mono" style:font-family-complex="DejaVu Sans Mono" fo:font-size="8pt" fo:language="en" fo:country="US" fo:font-weight="bold"/>
    </style:style>
    <style:style style:family="text" style:name="T243">
      <style:text-properties fo:color="#000000" fo:font-family="DejaVu Sans Mono" style:font-family-complex="DejaVu Sans Mono" fo:font-size="8pt" fo:language="en" fo:country="US" fo:font-weight="bold"/>
    </style:style>
    <style:style style:family="text" style:name="T244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45">
      <style:text-properties fo:color="#000000" fo:font-family="DejaVu Sans Mono" style:font-family-complex="DejaVu Sans Mono" fo:font-size="8pt" fo:language="en" fo:country="US" fo:font-weight="bold"/>
    </style:style>
    <style:style style:family="text" style:name="T246">
      <style:text-properties fo:color="#000000" fo:font-family="DejaVu Sans Mono" style:font-family-complex="DejaVu Sans Mono" fo:font-size="8pt" fo:language="en" fo:country="US" fo:font-weight="bold"/>
    </style:style>
    <style:style style:family="text" style:name="T247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6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48">
      <style:text-properties fo:color="#000000" fo:font-family="DejaVu Sans Mono" style:font-family-complex="DejaVu Sans Mono" fo:font-size="8pt" fo:language="en" fo:country="US" fo:font-weight="bold"/>
    </style:style>
    <style:style style:family="text" style:name="T249">
      <style:text-properties fo:color="#000000" fo:font-family="DejaVu Sans Mono" style:font-family-complex="DejaVu Sans Mono" fo:font-size="8pt" fo:language="en" fo:country="US" fo:font-weight="bold"/>
    </style:style>
    <style:style style:family="text" style:name="T25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1">
      <style:text-properties fo:color="#000000" fo:font-family="DejaVu Sans Mono" style:font-family-complex="DejaVu Sans Mono" fo:font-size="8pt" fo:language="en" fo:country="US" fo:font-weight="bold"/>
    </style:style>
    <style:style style:family="text" style:name="T252">
      <style:text-properties fo:color="#000000" fo:font-family="DejaVu Sans Mono" style:font-family-complex="DejaVu Sans Mono" fo:font-size="8pt" fo:language="en" fo:country="US" fo:font-weight="bold"/>
    </style:style>
    <style:style style:family="text" style:name="T253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4">
      <style:text-properties fo:color="#000000" fo:font-family="DejaVu Sans Mono" style:font-family-complex="DejaVu Sans Mono" fo:font-size="8pt" fo:language="en" fo:country="US" fo:font-weight="bold"/>
    </style:style>
    <style:style style:family="text" style:name="T255">
      <style:text-properties fo:color="#000000" fo:font-family="DejaVu Sans Mono" style:font-family-complex="DejaVu Sans Mono" fo:font-size="8pt" fo:language="en" fo:country="US" fo:font-weight="bold"/>
    </style:style>
    <style:style style:family="text" style:name="T256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7">
      <style:text-properties fo:color="#000000" fo:font-family="DejaVu Sans Mono" style:font-family-complex="DejaVu Sans Mono" fo:font-size="8pt" fo:language="en" fo:country="US" fo:font-weight="bold"/>
    </style:style>
    <style:style style:family="text" style:name="T258">
      <style:text-properties fo:color="#000000" fo:font-family="DejaVu Sans Mono" style:font-family-complex="DejaVu Sans Mono" fo:font-size="8pt" fo:language="en" fo:country="US" fo:font-weight="bold"/>
    </style:style>
    <style:style style:family="text" style:name="T259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0">
      <style:text-properties fo:color="#000000" fo:font-family="DejaVu Sans Mono" style:font-family-complex="DejaVu Sans Mono" fo:font-size="8pt" fo:language="en" fo:country="US" fo:font-weight="bold"/>
    </style:style>
    <style:style style:family="text" style:name="T261">
      <style:text-properties fo:color="#000000" fo:font-family="DejaVu Sans Mono" style:font-family-complex="DejaVu Sans Mono" fo:font-size="8pt" fo:language="en" fo:country="US" fo:font-weight="bold"/>
    </style:style>
    <style:style style:family="text" style:name="T262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3">
      <style:text-properties fo:color="#000000" fo:font-family="DejaVu Sans Mono" style:font-family-complex="DejaVu Sans Mono" fo:font-size="8pt" fo:language="en" fo:country="US" fo:font-weight="bold"/>
    </style:style>
    <style:style style:family="text" style:name="T264">
      <style:text-properties fo:color="#000000" fo:font-family="DejaVu Sans Condensed" style:font-family-complex="DejaVu Sans Condensed" fo:font-size="8pt" fo:language="en" fo:country="US" fo:font-weight="bold"/>
    </style:style>
    <style:style style:family="text" style:name="T265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6">
      <style:text-properties fo:color="#000000" fo:font-family="DejaVu Sans Condensed" style:font-family-complex="DejaVu Sans Condensed" fo:font-size="12pt" fo:language="en" fo:country="US"/>
    </style:style>
    <style:style style:family="text" style:name="T267">
      <style:text-properties fo:color="#000000" fo:font-family="DejaVu Sans Condensed" style:font-family-complex="DejaVu Sans Condensed" fo:font-size="12pt" fo:language="en" fo:country="US"/>
    </style:style>
    <style:style style:family="text" style:name="T268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9">
      <style:text-properties fo:color="#323cf5" fo:font-family="DejaVu Sans Condensed" style:font-family-complex="DejaVu Sans Condensed" fo:font-size="12pt" fo:language="en" fo:country="US"/>
    </style:style>
    <style:style style:family="text" style:name="T270">
      <style:text-properties fo:color="#000000" fo:font-family="Noto Sans Mono" style:font-family-complex="Noto Sans Mono" fo:font-size="10pt" fo:language="en" fo:country="US"/>
    </style:style>
    <style:style style:family="text" style:name="T271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2">
      <style:text-properties fo:color="#000000" fo:font-family="DejaVu Sans Condensed" style:font-family-complex="DejaVu Sans Condensed" fo:font-size="12pt" fo:language="en" fo:country="US"/>
    </style:style>
    <style:style style:family="text" style:name="T273">
      <style:text-properties fo:color="#000000" fo:font-family="Noto Sans Mono" style:font-family-complex="Noto Sans Mono" fo:font-size="10pt" fo:language="en" fo:country="US"/>
    </style:style>
    <style:style style:family="text" style:name="T274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5">
      <style:text-properties fo:color="#000000" fo:font-family="DejaVu Sans Condensed" style:font-family-complex="DejaVu Sans Condensed" fo:font-size="12pt" fo:language="en" fo:country="US"/>
    </style:style>
    <style:style style:family="text" style:name="T276">
      <style:text-properties fo:color="#000000" fo:font-family="Noto Sans Mono" style:font-family-complex="Noto Sans Mono" fo:font-size="10pt" fo:language="en" fo:country="US"/>
    </style:style>
    <style:style style:family="text" style:name="T277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7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8">
      <style:text-properties fo:color="#000000" fo:font-family="DejaVu Sans Condensed" style:font-family-complex="DejaVu Sans Condensed" fo:font-size="12pt" fo:language="en" fo:country="US"/>
    </style:style>
    <style:style style:family="text" style:name="T279">
      <style:text-properties fo:color="#000000" fo:font-family="Noto Sans Mono" style:font-family-complex="Noto Sans Mono" fo:font-size="10pt" fo:language="en" fo:country="US"/>
    </style:style>
    <style:style style:family="text" style:name="T28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1">
      <style:text-properties fo:color="#323cf5" fo:font-family="DejaVu Sans Condensed" style:font-family-complex="DejaVu Sans Condensed" fo:font-size="12pt" fo:language="en" fo:country="US"/>
    </style:style>
    <style:style style:family="text" style:name="T282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3">
      <style:text-properties fo:color="#000000" fo:font-family="DejaVu Sans Condensed" style:font-family-complex="DejaVu Sans Condensed" fo:font-size="12pt" fo:language="en" fo:country="US"/>
    </style:style>
    <style:style style:family="text" style:name="T284">
      <style:text-properties fo:color="#000000" fo:font-family="Noto Sans Mono" style:font-family-complex="Noto Sans Mono" fo:font-size="10pt" fo:language="en" fo:country="US"/>
    </style:style>
    <style:style style:family="text" style:name="T285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6">
      <style:text-properties fo:color="#000000" fo:font-family="DejaVu Sans Condensed" style:font-family-complex="DejaVu Sans Condensed" fo:font-size="12pt" fo:language="en" fo:country="US"/>
    </style:style>
    <style:style style:family="text" style:name="T287">
      <style:text-properties fo:color="#000000" fo:font-family="Noto Sans Mono" style:font-family-complex="Noto Sans Mono" fo:font-size="10pt" fo:language="en" fo:country="US"/>
    </style:style>
    <style:style style:family="text" style:name="T288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9">
      <style:text-properties fo:color="#000000" fo:font-family="DejaVu Sans Condensed" style:font-family-complex="DejaVu Sans Condensed" fo:font-size="12pt" fo:language="en" fo:country="US"/>
    </style:style>
    <style:style style:family="text" style:name="T290">
      <style:text-properties fo:color="#000000" fo:font-family="Noto Sans Mono" style:font-family-complex="Noto Sans Mono" fo:font-size="10pt" fo:language="en" fo:country="US"/>
    </style:style>
    <style:style style:family="text" style:name="T291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2">
      <style:text-properties fo:color="#000000" fo:font-family="DejaVu Sans Condensed" style:font-family-complex="DejaVu Sans Condensed" fo:font-size="12pt" fo:language="en" fo:country="US"/>
    </style:style>
    <style:style style:family="text" style:name="T293">
      <style:text-properties fo:color="#000000" fo:font-family="Noto Sans Mono" style:font-family-complex="Noto Sans Mono" fo:font-size="10pt" fo:language="en" fo:country="US"/>
    </style:style>
    <style:style style:family="text" style:name="T294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5">
      <style:text-properties fo:color="#000000" fo:font-family="Noto Sans Mono" style:font-family-complex="Noto Sans Mono" fo:font-size="10pt" fo:language="en" fo:country="US"/>
    </style:style>
    <style:style style:family="text" style:name="T296">
      <style:text-properties fo:color="#000000" fo:font-family="DejaVu Sans Condensed" style:font-family-complex="DejaVu Sans Condensed" fo:font-size="12pt" fo:language="en" fo:country="US"/>
    </style:style>
    <style:style style:family="text" style:name="T297">
      <style:text-properties fo:color="#000000" fo:font-family="Noto Sans Mono" style:font-family-complex="Noto Sans Mono" fo:font-size="10pt" fo:language="en" fo:country="US"/>
    </style:style>
    <style:style style:family="text" style:name="T298">
      <style:text-properties fo:color="#000000" fo:font-family="DejaVu Sans Condensed" style:font-family-complex="DejaVu Sans Condensed" fo:font-size="12pt" fo:language="en" fo:country="US"/>
    </style:style>
    <style:style style:family="text" style:name="T299">
      <style:text-properties fo:color="#000000" fo:font-family="Noto Sans Mono" style:font-family-complex="Noto Sans Mono" fo:font-size="10pt" fo:language="en" fo:country="US"/>
    </style:style>
    <style:style style:family="text" style:name="T300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1">
      <style:text-properties fo:color="#353ff5" fo:font-family="DejaVu Sans Condensed" style:font-family-complex="DejaVu Sans Condensed" fo:font-size="12pt" fo:language="en" fo:country="US"/>
    </style:style>
    <style:style style:family="text" style:name="T302">
      <style:text-properties fo:color="#353ff5" fo:font-family="DejaVu Sans Condensed" style:font-family-complex="DejaVu Sans Condensed" fo:font-size="12pt" fo:language="en" fo:country="US"/>
    </style:style>
    <style:style style:family="text" style:name="T303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4">
      <style:text-properties fo:color="#000000" fo:font-family="DejaVu Sans Condensed" style:font-family-complex="DejaVu Sans Condensed" fo:font-size="12pt" fo:language="en" fo:country="US"/>
    </style:style>
    <style:style style:family="text" style:name="T305">
      <style:text-properties fo:color="#000000" fo:font-family="DejaVu Sans Condensed" style:font-family-complex="DejaVu Sans Condensed" fo:font-size="12pt" fo:language="en" fo:country="US"/>
    </style:style>
    <style:style style:family="text" style:name="T306">
      <style:text-properties fo:color="#000000" fo:font-family="Noto Sans Mono" style:font-family-complex="Noto Sans Mono" fo:font-size="10pt" fo:language="en" fo:country="US"/>
    </style:style>
    <style:style style:parent-style-name="697" style:family="paragraph" style:name="P8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7">
      <style:text-properties fo:color="#000000" fo:font-family="DejaVu Sans Condensed" style:font-family-complex="DejaVu Sans Condensed" fo:font-size="12pt" fo:language="en" fo:country="US"/>
    </style:style>
    <style:style style:family="text" style:name="T308">
      <style:text-properties fo:color="#000000" fo:font-family="DejaVu Sans Condensed" style:font-family-complex="DejaVu Sans Condensed" fo:font-size="12pt" fo:language="en" fo:country="US"/>
    </style:style>
    <style:style style:family="text" style:name="T309">
      <style:text-properties fo:color="#000000" fo:font-family="Noto Sans Mono" style:font-family-complex="Noto Sans Mono" fo:font-size="10pt" fo:language="en" fo:country="US"/>
    </style:style>
  </office:automatic-styles>
  <office:body>
    <office:text text:use-soft-page-breaks="true">
      <text:p text:style-name="P32"><text:span text:style-name="T105">Govno </text:span><text:span text:style-name="T106">Core 16</text:span><text:span text:style-name="T107"/><text:span text:style-name="T108"/></text:p>
      <text:p text:style-name="P33"><text:span text:style-name="T109"><text:s text:c="2"/>This manual will give you all of the information on how to write programs for a Govno Core 16 16-bit processor.</text:span><text:span text:style-name="T110"/><text:span text:style-name="T111"/></text:p>
      <text:p text:style-name="P34"><text:span text:style-name="T112"/><text:span text:style-name="T113"/><text:span text:style-name="T114"/></text:p>
      <text:p text:style-name="P35"><text:span text:style-name="T115">Contents</text:span><text:span text:style-name="T116"/><text:span text:style-name="T117"/></text:p>
      <text:p text:style-name="P36"><text:span text:style-name="T118"><text:s text:c="2"/>1. Basics</text:span><text:span text:style-name="T119"/><text:span text:style-name="T120"/></text:p>
      <text:p text:style-name="P37"><text:span text:style-name="T121"><text:s text:c="4"/>1.1. About Govno Core 16 and CGovnOS</text:span><text:span text:style-name="T122"/><text:span text:style-name="T123"/></text:p>
      <text:p text:style-name="P38"><text:span text:style-name="T124"><text:s text:c="4"/>1.2. Register layout</text:span><text:span text:style-name="T125"/><text:span text:style-name="T126"/></text:p>
      <text:p text:style-name="P39"><text:span text:style-name="T127"><text:s text:c="4"/>1.3. Memory layout</text:span><text:span text:style-name="T128"/><text:span text:style-name="T129"/></text:p>
      <text:p text:style-name="P40"><text:span text:style-name="T130"><text:s text:c="6"/>1.3.1. Default memory registers</text:span><text:span text:style-name="T131"/><text:span text:style-name="T132"/></text:p>
      <text:p text:style-name="P41"><text:span text:style-name="T133"><text:s text:c="4"/>1.4. Memory addressing types</text:span><text:span text:style-name="T134"/><text:span text:style-name="T135"/></text:p>
      <text:p text:style-name="P42"><text:span text:style-name="T136"><text:s text:c="4"/>1.5. Halt and reboot</text:span><text:span text:style-name="T137"/><text:span text:style-name="T138"/></text:p>
      <text:p text:style-name="P43"><text:span text:style-name="T139"><text:s text:c="2"/>2.</text:span><text:span text:style-name="T140"/><text:span text:style-name="T141"/></text:p>
      <text:p text:style-name="P44"><text:span text:style-name="T142"><text:s text:c="2"/>3. Instruction set lookup table</text:span><text:span text:style-name="T143"/><text:span text:style-name="T144"/></text:p>
      <text:p text:style-name="P45"><text:span text:style-name="T145"><text:s text:c="2"/>4. Footnotes</text:span><text:span text:style-name="T146"/><text:span text:style-name="T147"/></text:p>
      <text:p text:style-name="P46"><text:span text:style-name="T148"/><text:span text:style-name="T149"/><text:span text:style-name="T150"/></text:p>
      <text:p text:style-name="P47"><text:span text:style-name="T151">1. Basics</text:span><text:span text:style-name="T152"/><text:span text:style-name="T153"/></text:p>
      <text:p text:style-name="P48"><text:span text:style-name="T154"><text:s text:c="2"/>1.1. About Govno Core 16</text:span><text:span text:style-name="T155"/><text:span text:style-name="T156"/></text:p>
      <text:p text:style-name="P49"><text:span text:style-name="T157"/><text:span text:style-name="T158"><text:s text:c="4"/>Govno Core 16 is a 16-bit single-thread processor, that can be emulated using the CGovnOS emulator.</text:span><text:span text:style-name="T159"/><text:span text:style-name="T160"/></text:p>
      <text:p text:style-name="P50"><text:span text:style-name="T161"><text:s text:c="2"/>1.2. Register layout</text:span><text:span text:style-name="T162"/><text:span text:style-name="T163"/></text:p>
      <text:p text:style-name="P51"><text:span text:style-name="T164"><text:s text:c="4"/>Govno Core 16 has only 3 registers. SP, CS and PC. SP is a stack pointer, so it points to the highest stack value</text:span><text:span text:style-name="T165">[1]</text:span><text:span text:style-name="T166">. CS is unused by the instructions, so you can use it as a Base Pointer for function scopes (like BP in Intel Processors). PC is a program counter, it points to the instruction currently executing.</text:span><text:span text:style-name="T167"/><text:span text:style-name="T168"/></text:p>
      <text:p text:style-name="P52"><text:span text:style-name="T169"><text:s text:c="2"/>1.3. Memory layout</text:span><text:span text:style-name="T170"/><text:span text:style-name="T171"/></text:p>
      <text:p text:style-name="P53"><text:span text:style-name="T172"><text:s text:c="4"/>Memory layout is really simple. Other processors/RAMs have sections/segments of code, such as .text, .data and .bss. Govno Core 16 doesn’t have these, only one section containing the whole RAM.</text:span><text:span text:style-name="T173"/><text:span text:style-name="T174"/></text:p>
      <text:p text:style-name="P54"><text:span text:style-name="T175"><text:s text:c="4"/>1.3.1. Default memory registers</text:span><text:span text:style-name="T176"/><text:span text:style-name="T177"/></text:p>
      <text:p text:style-name="P55"><text:span text:style-name="T178"><text:s text:c="6"/>SP and CS are set to %FFFF by default, and PC is set to %0000 when reset.</text:span><text:span text:style-name="T179"/><text:span text:style-name="T180"/></text:p>
      <text:p text:style-name="P56"><text:span text:style-name="T181"/><text:span text:style-name="T182"/><text:span text:style-name="T183"/></text:p>
      <text:p text:style-name="P57"><text:span text:style-name="T184">3.<text:s text:c="2"/>Instruction set lookup table</text:span><text:span text:style-name="T185"/><text:span text:style-name="T186"/></text:p>
      <text:p text:style-name="P58"><text:span text:style-name="T187"><text:s text:c="3"/>00<text:s text:c="4"/>01</text:span><text:span text:style-name="T188"><text:s text:c="4"/></text:span><text:span text:style-name="T189">02</text:span><text:span text:style-name="T190"><text:s text:c="4"/></text:span><text:span text:style-name="T191">03</text:span><text:span text:style-name="T192"><text:s text:c="4"/></text:span><text:span text:style-name="T193">04</text:span><text:span text:style-name="T194"><text:s text:c="4"/></text:span><text:span text:style-name="T195">05</text:span><text:span text:style-name="T196"><text:s text:c="4"/></text:span><text:span text:style-name="T197">06</text:span><text:span text:style-name="T198"><text:s text:c="4"/></text:span><text:span text:style-name="T199">07</text:span><text:span text:style-name="T200"><text:s text:c="4"/></text:span><text:span text:style-name="T201">08</text:span><text:span text:style-name="T202"><text:s text:c="4"/></text:span><text:span text:style-name="T203">09</text:span><text:span text:style-name="T204"><text:s text:c="4"/></text:span><text:span text:style-name="T205">0A</text:span><text:span text:style-name="T206"><text:s text:c="4"/></text:span><text:span text:style-name="T207">0B</text:span><text:span text:style-name="T208"><text:s text:c="4"/></text:span><text:span text:style-name="T209">0C</text:span><text:span text:style-name="T210"><text:s text:c="4"/></text:span><text:span text:style-name="T211">0D</text:span><text:span text:style-name="T212"><text:s text:c="4"/></text:span><text:span text:style-name="T213">0E</text:span><text:span text:style-name="T214"><text:s text:c="4"/></text:span><text:span text:style-name="T215">0F</text:span><text:span text:style-name="T216"/><text:span text:style-name="T217"/></text:p>
      <text:p text:style-name="P59"><text:span text:style-name="T218">00 NOP<text:s text:c="3"/>CPUID CSP<text:s text:c="3"/>SHL<text:s text:c="3"/>SHR<text:s text:c="3"/>MOD<text:s text:c="9"/>JMP<text:s text:c="3"/>JMI</text:span><text:span text:style-name="T219"/><text:span text:style-name="T220"/></text:p>
      <text:p text:style-name="P60"><text:span text:style-name="T221">10 RDDW<text:s text:c="2"/>CMP<text:s text:c="3"/>CMIM<text:s text:c="2"/>AND<text:s text:c="3"/>OR<text:s text:c="4"/>XOR<text:s text:c="3"/>NAND<text:s text:c="2"/>NOR<text:s text:c="3"/>NOT<text:s text:c="3"/>PUSH<text:s text:c="2"/>POP<text:s text:c="3"/>DUP<text:s text:c="3"/>SWAP<text:s text:c="2"/>ADD<text:s text:c="3"/>SUB<text:s text:c="3"/>MUL</text:span><text:span text:style-name="T222"/><text:span text:style-name="T223"/></text:p>
      <text:p text:style-name="P61"><text:span text:style-name="T224">20 RDDB<text:s text:c="2"/>REAB<text:s text:c="2"/>REAW<text:s text:c="2"/>INT<text:s text:c="3"/>DIV</text:span><text:span text:style-name="T225"/><text:span text:style-name="T226"/></text:p>
      <text:p text:style-name="P62"><text:span text:style-name="T227">30<text:s text:c="31"/>LODB<text:s text:c="2"/>LODW</text:span><text:span text:style-name="T228"/><text:span text:style-name="T229"/></text:p>
      <text:p text:style-name="P63"><text:span text:style-name="T230">40<text:s text:c="43"/>CALL<text:s text:c="2"/>RET<text:s text:c="9"/>LSP<text:s text:c="3"/>LCS<text:s text:c="3"/>SSP<text:s text:c="3"/>SCS<text:s text:c="3"/>SPC</text:span><text:span text:style-name="T231"/><text:span text:style-name="T232"/></text:p>
      <text:p text:style-name="P64"><text:span text:style-name="T233">50</text:span><text:span text:style-name="T234"/><text:span text:style-name="T235"/></text:p>
      <text:p text:style-name="P65"><text:span text:style-name="T236">60</text:span><text:span text:style-name="T237"/><text:span text:style-name="T238"/></text:p>
      <text:p text:style-name="P66"><text:span text:style-name="T239">70</text:span><text:span text:style-name="T240"/><text:span text:style-name="T241"/></text:p>
      <text:p text:style-name="P67"><text:span text:style-name="T242">80</text:span><text:span text:style-name="T243"/><text:span text:style-name="T244"/></text:p>
      <text:p text:style-name="P68"><text:span text:style-name="T245">90</text:span><text:span text:style-name="T246"/><text:span text:style-name="T247"/></text:p>
      <text:p text:style-name="P69"><text:span text:style-name="T248">A0<text:s text:c="55"/>$SPC<text:s text:c="2"/>$GFS</text:span><text:span text:style-name="T249"/><text:span text:style-name="T250"/></text:p>
      <text:p text:style-name="P70"><text:span text:style-name="T251">B0</text:span><text:span text:style-name="T252"/><text:span text:style-name="T253"/></text:p>
      <text:p text:style-name="P71"><text:span text:style-name="T254">C0</text:span><text:span text:style-name="T255"/><text:span text:style-name="T256"/></text:p>
      <text:p text:style-name="P72"><text:span text:style-name="T257">D0</text:span><text:span text:style-name="T258"/><text:span text:style-name="T259"/></text:p>
      <text:p text:style-name="P73"><text:span text:style-name="T260">E0</text:span><text:span text:style-name="T261"/><text:span text:style-name="T262"/></text:p>
      <text:p text:style-name="P74"><text:span text:style-name="T263">F0</text:span><text:span text:style-name="T264"/><text:span text:style-name="T265"/></text:p>
      <text:p text:style-name="P75"><text:span text:style-name="T266"/><text:span text:style-name="T267"/><text:span text:style-name="T268"/></text:p>
      <text:p text:style-name="P76"><text:span text:style-name="T269">%0A9 – $SPC – Special VM codes</text:span><text:span text:style-name="T270"/><text:span text:style-name="T271"/></text:p>
      <text:p text:style-name="P77"><text:span text:style-name="T272"><text:s text:c="2"/>%0AA %55 – Halt</text:span><text:span text:style-name="T273"/><text:span text:style-name="T274"/></text:p>
      <text:p text:style-name="P78"><text:span text:style-name="T275"><text:s text:c="2"/>%0AA %56 – Reboot</text:span><text:span text:style-name="T276"/><text:span text:style-name="T277"/></text:p>
      <text:p text:style-name="P79"><text:span text:style-name="T278"/><text:span text:style-name="T279"/><text:span text:style-name="T280"/></text:p>
      <text:p text:style-name="P80"><text:span text:style-name="T281">%0AA – $GFS – GovnFS codes</text:span><text:span text:style-name="T282"/></text:p>
      <text:p text:style-name="P81"><text:span text:style-name="T283"><text:s text:c="2"/>%0AA %01 – Directory group</text:span><text:span text:style-name="T284"/><text:span text:style-name="T285"/></text:p>
      <text:p text:style-name="P82"><text:span text:style-name="T286"><text:s text:c="2"/>%0AA %02 – File group</text:span><text:span text:style-name="T287"/><text:span text:style-name="T288"/></text:p>
      <text:p text:style-name="P83"><text:span text:style-name="T289"><text:s text:c="2"/>%0AA %03 – Divide group</text:span><text:span text:style-name="T290"/><text:span text:style-name="T291"/></text:p>
      <text:p text:style-name="P84"><text:span text:style-name="T292"><text:s text:c="2"/>%0AA %10 – End of disk</text:span><text:span text:style-name="T293"/><text:span text:style-name="T294"/></text:p>
      <text:p text:style-name="P85"><text:span/><text:span text:style-name="T295"/><text:span text:style-name="T296"/><text:span/><text:span text:style-name="T297"/><text:span text:style-name="T298"/><text:span text:style-name="T299"/><text:span text:style-name="T300"/></text:p>
      <text:p text:style-name="P86"><text:span text:style-name="T301">4.<text:s text:c="2"/>Footnotes</text:span><text:span text:style-name="T302"/><text:span text:style-name="T303"/></text:p>
      <text:p text:style-name="P87"><text:span text:style-name="T304"><text:s text:c="2"/>[1] – (Highest stack value - 1). So if the highest stack value is at %0FFF0, SP would point to %0FFEF.</text:span><text:span text:style-name="T305"/><text:span text:style-name="T306"/></text:p>
      <text:p text:style-name="P88"><text:span text:style-name="T307"/><text:span text:style-name="T308"/><text:span text:style-name="T3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6">
      <style:paragraph-properties/>
      <style:text-properties fo:font-size="10pt"/>
    </style:style>
    <style:style style:display-name="DStyle_text" style:family="text" style:name="637">
      <style:paragraph-properties/>
    </style:style>
    <style:style style:class="default" style:display-name="Normal" style:family="paragraph" style:name="638">
      <style:paragraph-properties/>
      <style:text-properties/>
    </style:style>
    <style:style style:parent-style-name="638" style:display-name="Heading 1" style:family="paragraph" style:name="639">
      <style:paragraph-properties fo:margin-top="18pt" fo:margin-bottom="4pt"/>
      <style:text-properties fo:color="#0f4761" fo:font-family="Arial" style:font-family-complex="Arial" fo:font-size="20pt"/>
    </style:style>
    <style:style style:parent-style-name="638" style:display-name="Heading 2" style:family="paragraph" style:name="640">
      <style:paragraph-properties fo:margin-top="8pt" fo:margin-bottom="4pt"/>
      <style:text-properties fo:color="#0f4761" fo:font-family="Arial" style:font-family-complex="Arial" fo:font-size="16pt"/>
    </style:style>
    <style:style style:parent-style-name="638" style:display-name="Heading 3" style:family="paragraph" style:name="641">
      <style:paragraph-properties fo:margin-top="8pt" fo:margin-bottom="4pt"/>
      <style:text-properties fo:color="#0f4761" fo:font-family="Arial" style:font-family-complex="Arial" fo:font-size="14pt"/>
    </style:style>
    <style:style style:parent-style-name="638" style:display-name="Heading 4" style:family="paragraph" style:name="642">
      <style:paragraph-properties fo:margin-top="4pt" fo:margin-bottom="2pt"/>
      <style:text-properties fo:color="#0f4761" fo:font-family="Arial" style:font-family-complex="Arial" fo:font-style="italic"/>
    </style:style>
    <style:style style:parent-style-name="638" style:display-name="Heading 5" style:family="paragraph" style:name="643">
      <style:paragraph-properties fo:margin-top="4pt" fo:margin-bottom="2pt"/>
      <style:text-properties fo:color="#0f4761" fo:font-family="Arial" style:font-family-complex="Arial"/>
    </style:style>
    <style:style style:parent-style-name="638" style:display-name="Heading 6" style:family="paragraph" style:name="644">
      <style:paragraph-properties fo:margin-top="2pt" fo:margin-bottom="0pt"/>
      <style:text-properties fo:color="#595959" fo:font-family="Arial" style:font-family-complex="Arial" fo:font-style="italic"/>
    </style:style>
    <style:style style:parent-style-name="638" style:display-name="Heading 7" style:family="paragraph" style:name="645">
      <style:paragraph-properties fo:margin-top="2pt" fo:margin-bottom="0pt"/>
      <style:text-properties fo:color="#595959" fo:font-family="Arial" style:font-family-complex="Arial"/>
    </style:style>
    <style:style style:parent-style-name="638" style:display-name="Heading 8" style:family="paragraph" style:name="646">
      <style:paragraph-properties fo:margin-bottom="0pt"/>
      <style:text-properties fo:color="#272727" fo:font-family="Arial" style:font-family-complex="Arial" fo:font-style="italic"/>
    </style:style>
    <style:style style:parent-style-name="638" style:display-name="Heading 9" style:family="paragraph" style:name="647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48">
      <style:paragraph-properties/>
    </style:style>
    <style:style style:parent-style-name="648" style:display-name="Heading 1 Char" style:family="text" style:name="649">
      <style:paragraph-properties/>
      <style:text-properties fo:color="#0f4761" fo:font-family="Arial" style:font-family-complex="Arial" fo:font-size="20pt"/>
    </style:style>
    <style:style style:parent-style-name="648" style:display-name="Heading 2 Char" style:family="text" style:name="650">
      <style:paragraph-properties/>
      <style:text-properties fo:color="#0f4761" fo:font-family="Arial" style:font-family-complex="Arial" fo:font-size="16pt"/>
    </style:style>
    <style:style style:parent-style-name="648" style:display-name="Heading 3 Char" style:family="text" style:name="651">
      <style:paragraph-properties/>
      <style:text-properties fo:color="#0f4761" fo:font-family="Arial" style:font-family-complex="Arial" fo:font-size="14pt"/>
    </style:style>
    <style:style style:parent-style-name="648" style:display-name="Heading 4 Char" style:family="text" style:name="652">
      <style:paragraph-properties/>
      <style:text-properties fo:color="#0f4761" fo:font-family="Arial" style:font-family-complex="Arial" fo:font-style="italic"/>
    </style:style>
    <style:style style:parent-style-name="648" style:display-name="Heading 5 Char" style:family="text" style:name="653">
      <style:paragraph-properties/>
      <style:text-properties fo:color="#0f4761" fo:font-family="Arial" style:font-family-complex="Arial"/>
    </style:style>
    <style:style style:parent-style-name="648" style:display-name="Heading 6 Char" style:family="text" style:name="654">
      <style:paragraph-properties/>
      <style:text-properties fo:color="#595959" fo:font-family="Arial" style:font-family-complex="Arial" fo:font-style="italic"/>
    </style:style>
    <style:style style:parent-style-name="648" style:display-name="Heading 7 Char" style:family="text" style:name="655">
      <style:paragraph-properties/>
      <style:text-properties fo:color="#595959" fo:font-family="Arial" style:font-family-complex="Arial"/>
    </style:style>
    <style:style style:parent-style-name="648" style:display-name="Heading 8 Char" style:family="text" style:name="656">
      <style:paragraph-properties/>
      <style:text-properties fo:color="#272727" fo:font-family="Arial" style:font-family-complex="Arial" fo:font-style="italic"/>
    </style:style>
    <style:style style:parent-style-name="648" style:display-name="Heading 9 Char" style:family="text" style:name="657">
      <style:paragraph-properties/>
      <style:text-properties fo:color="#272727" fo:font-family="Arial" style:font-family-complex="Arial" fo:font-style="italic"/>
    </style:style>
    <style:style style:parent-style-name="638" style:display-name="Title" style:family="paragraph" style:name="658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48" style:display-name="Title Char" style:family="text" style:name="659">
      <style:paragraph-properties/>
      <style:text-properties fo:font-family="Arial" style:font-family-complex="Arial" fo:font-size="28pt" fo:letter-spacing="-0.5pt"/>
    </style:style>
    <style:style style:parent-style-name="638" style:display-name="Subtitle" style:family="paragraph" style:name="660">
      <style:paragraph-properties/>
      <style:text-properties fo:color="#595959" fo:font-size="14pt" fo:letter-spacing="0.75pt"/>
    </style:style>
    <style:style style:parent-style-name="648" style:display-name="Subtitle Char" style:family="text" style:name="661">
      <style:paragraph-properties/>
      <style:text-properties fo:color="#595959" fo:font-size="14pt" fo:letter-spacing="0.75pt"/>
    </style:style>
    <style:style style:parent-style-name="638" style:display-name="Quote" style:family="paragraph" style:name="662">
      <style:paragraph-properties fo:text-align="center" fo:margin-top="8pt"/>
      <style:text-properties fo:color="#404040" fo:font-style="italic"/>
    </style:style>
    <style:style style:parent-style-name="648" style:display-name="Quote Char" style:family="text" style:name="663">
      <style:paragraph-properties/>
      <style:text-properties fo:color="#404040" fo:font-style="italic"/>
    </style:style>
    <style:style style:parent-style-name="638" style:display-name="List Paragraph" style:family="paragraph" style:name="664">
      <style:paragraph-properties fo:margin-left="1.27cm" fo:margin-right="0cm" fo:text-indent="0cm"/>
    </style:style>
    <style:style style:parent-style-name="648" style:display-name="Intense Emphasis" style:family="text" style:name="665">
      <style:paragraph-properties/>
      <style:text-properties fo:color="#0f4761" fo:font-style="italic"/>
    </style:style>
    <style:style style:parent-style-name="638" style:display-name="Intense Quote" style:family="paragraph" style:name="666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48" style:display-name="Intense Quote Char" style:family="text" style:name="667">
      <style:paragraph-properties/>
      <style:text-properties fo:color="#0f4761" fo:font-style="italic"/>
    </style:style>
    <style:style style:parent-style-name="648" style:display-name="Intense Reference" style:family="text" style:name="668">
      <style:paragraph-properties/>
      <style:text-properties fo:font-variant="small-caps" fo:color="#0f4761" fo:letter-spacing="0.25pt" fo:font-weight="bold"/>
    </style:style>
    <style:style style:parent-style-name="638" style:display-name="No Spacing" style:family="paragraph" style:name="669">
      <style:paragraph-properties fo:line-height="100%" fo:margin-bottom="0pt"/>
    </style:style>
    <style:style style:parent-style-name="648" style:display-name="Subtle Emphasis" style:family="text" style:name="670">
      <style:paragraph-properties/>
      <style:text-properties fo:color="#404040" fo:font-style="italic"/>
    </style:style>
    <style:style style:parent-style-name="648" style:display-name="Emphasis" style:family="text" style:name="671">
      <style:paragraph-properties/>
      <style:text-properties fo:font-style="italic"/>
    </style:style>
    <style:style style:parent-style-name="648" style:display-name="Strong" style:family="text" style:name="672">
      <style:paragraph-properties/>
      <style:text-properties fo:font-weight="bold"/>
    </style:style>
    <style:style style:parent-style-name="648" style:display-name="Subtle Reference" style:family="text" style:name="673">
      <style:paragraph-properties/>
      <style:text-properties fo:font-variant="small-caps" fo:color="#5a5a5a"/>
    </style:style>
    <style:style style:parent-style-name="648" style:display-name="Book Title" style:family="text" style:name="674">
      <style:paragraph-properties/>
      <style:text-properties fo:letter-spacing="0.25pt" fo:font-style="italic" fo:font-weight="bold"/>
    </style:style>
    <style:style style:parent-style-name="638" style:display-name="Header" style:family="paragraph" style:name="6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48" style:display-name="Header Char" style:family="text" style:name="676">
      <style:paragraph-properties/>
    </style:style>
    <style:style style:parent-style-name="638" style:display-name="Footer" style:family="paragraph" style:name="6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48" style:display-name="Footer Char" style:family="text" style:name="678">
      <style:paragraph-properties/>
    </style:style>
    <style:style style:parent-style-name="638" style:display-name="footnote text" style:family="paragraph" style:name="679">
      <style:paragraph-properties fo:line-height="100%" fo:margin-bottom="0pt"/>
      <style:text-properties fo:font-size="10pt"/>
    </style:style>
    <style:style style:parent-style-name="648" style:display-name="Footnote Text Char" style:family="text" style:name="680">
      <style:paragraph-properties/>
      <style:text-properties fo:font-size="10pt"/>
    </style:style>
    <style:style style:parent-style-name="648" style:display-name="footnote reference" style:family="text" style:name="681">
      <style:paragraph-properties/>
      <style:text-properties style:text-position="super 58%"/>
    </style:style>
    <style:style style:parent-style-name="638" style:display-name="endnote text" style:family="paragraph" style:name="682">
      <style:paragraph-properties fo:line-height="100%" fo:margin-bottom="0pt"/>
      <style:text-properties fo:font-size="10pt"/>
    </style:style>
    <style:style style:parent-style-name="648" style:display-name="Endnote Text Char" style:family="text" style:name="683">
      <style:paragraph-properties/>
      <style:text-properties fo:font-size="10pt"/>
    </style:style>
    <style:style style:parent-style-name="648" style:display-name="endnote reference" style:family="text" style:name="684">
      <style:paragraph-properties/>
      <style:text-properties style:text-position="super 58%"/>
    </style:style>
    <style:style style:parent-style-name="648" style:display-name="Hyperlink" style:family="text" style:name="68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38" style:display-name="Internet link" style:family="text" style:name="68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48" style:display-name="FollowedHyperlink" style:family="text" style:name="6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38" style:display-name="TOC Heading" style:family="paragraph" style:name="688">
      <style:paragraph-properties/>
    </style:style>
    <style:style style:parent-style-name="638" style:display-name="table of figures" style:family="paragraph" style:name="689">
      <style:paragraph-properties fo:margin-bottom="0pt"/>
    </style:style>
    <style:style style:parent-style-name="638" style:display-name="DStyle_paragraph" style:family="paragraph" style:name="690">
      <style:paragraph-properties/>
      <style:text-properties fo:color="#000000" fo:font-family="Times New Roman" style:font-family-complex="Times New Roman" fo:font-size="12pt" fo:language="en" fo:country="US"/>
    </style:style>
    <style:style style:parent-style-name="690" style:display-name="Standard" style:family="paragraph" style:name="691">
      <style:paragraph-properties/>
      <style:text-properties/>
    </style:style>
    <style:style style:parent-style-name="691" style:display-name="Heading" style:family="paragraph" style:name="692">
      <style:paragraph-properties fo:margin-top="12pt" fo:margin-bottom="6pt"/>
      <style:text-properties fo:font-family="Arial" style:font-family-complex="Arial" fo:font-size="14pt"/>
    </style:style>
    <style:style style:parent-style-name="691" style:display-name="Text body" style:family="paragraph" style:name="693">
      <style:paragraph-properties fo:margin-top="0pt" fo:margin-bottom="6pt"/>
    </style:style>
    <style:style style:parent-style-name="693" style:display-name="List" style:family="paragraph" style:name="694">
      <style:paragraph-properties/>
    </style:style>
    <style:style style:parent-style-name="691" style:display-name="Caption" style:family="paragraph" style:name="695">
      <style:paragraph-properties fo:margin-top="6pt" fo:margin-bottom="6pt"/>
      <style:text-properties fo:font-size="12pt" fo:font-style="italic"/>
    </style:style>
    <style:style style:parent-style-name="691" style:display-name="Index" style:family="paragraph" style:name="696">
      <style:paragraph-properties/>
    </style:style>
    <style:style style:parent-style-name="691" style:display-name="Preformatted Text" style:family="paragraph" style:name="697">
      <style:paragraph-properties fo:margin-top="0pt" fo:margin-bottom="0pt"/>
      <style:text-properties fo:font-family="Noto Sans Mono" style:font-family-complex="Noto Sans Mono" fo:font-size="10pt"/>
    </style:style>
    <style:style style:parent-style-name="638" style:display-name="T1" style:family="text" style:name="698">
      <style:paragraph-properties/>
    </style:style>
    <style:style style:parent-style-name="638" style:display-name="T2" style:family="text" style:name="699">
      <style:paragraph-properties/>
    </style:style>
    <style:style style:parent-style-name="638" style:display-name="T3" style:family="text" style:name="700">
      <style:paragraph-properties/>
    </style:style>
    <style:style style:parent-style-name="638" style:display-name="T4" style:family="text" style:name="701">
      <style:paragraph-properties/>
    </style:style>
    <style:style style:parent-style-name="638" style:display-name="T5" style:family="text" style:name="702">
      <style:paragraph-properties/>
    </style:style>
    <style:style style:parent-style-name="638" style:display-name="T6" style:family="text" style:name="703">
      <style:paragraph-properties/>
    </style:style>
    <style:style style:parent-style-name="638" style:display-name="T7" style:family="text" style:name="704">
      <style:paragraph-properties/>
    </style:style>
    <style:style style:parent-style-name="638" style:display-name="T8" style:family="text" style:name="705">
      <style:paragraph-properties/>
    </style:style>
    <style:style style:parent-style-name="638" style:display-name="T9" style:family="text" style:name="706">
      <style:paragraph-properties/>
    </style:style>
    <style:style style:parent-style-name="638" style:display-name="T10" style:family="text" style:name="707">
      <style:paragraph-properties/>
    </style:style>
    <style:style style:parent-style-name="638" style:display-name="T11" style:family="text" style:name="708">
      <style:paragraph-properties/>
    </style:style>
    <style:style style:parent-style-name="638" style:display-name="T12" style:family="text" style:name="709">
      <style:paragraph-properties/>
    </style:style>
    <style:style style:parent-style-name="638" style:display-name="T13" style:family="text" style:name="710">
      <style:paragraph-properties/>
    </style:style>
    <style:style style:parent-style-name="638" style:display-name="T14" style:family="text" style:name="711">
      <style:paragraph-properties/>
    </style:style>
    <style:style style:parent-style-name="638" style:display-name="T15" style:family="text" style:name="712">
      <style:paragraph-properties/>
    </style:style>
    <style:style style:parent-style-name="638" style:display-name="T16" style:family="text" style:name="713">
      <style:paragraph-properties/>
    </style:style>
    <style:style style:parent-style-name="638" style:display-name="T17" style:family="text" style:name="714">
      <style:paragraph-properties/>
    </style:style>
    <style:style style:parent-style-name="638" style:display-name="T18" style:family="text" style:name="715">
      <style:paragraph-properties/>
    </style:style>
    <style:style style:parent-style-name="638" style:display-name="T19" style:family="text" style:name="716">
      <style:paragraph-properties/>
    </style:style>
    <style:style style:parent-style-name="638" style:display-name="T20" style:family="text" style:name="717">
      <style:paragraph-properties/>
    </style:style>
    <style:style style:parent-style-name="638" style:display-name="T21" style:family="text" style:name="718">
      <style:paragraph-properties/>
    </style:style>
    <style:style style:parent-style-name="638" style:display-name="T22" style:family="text" style:name="719">
      <style:paragraph-properties/>
    </style:style>
    <style:style style:parent-style-name="638" style:display-name="T23" style:family="text" style:name="720">
      <style:paragraph-properties/>
    </style:style>
    <style:style style:parent-style-name="638" style:display-name="T24" style:family="text" style:name="721">
      <style:paragraph-properties/>
    </style:style>
    <style:style style:parent-style-name="638" style:display-name="T25" style:family="text" style:name="722">
      <style:paragraph-properties/>
    </style:style>
    <style:style style:parent-style-name="638" style:display-name="T26" style:family="text" style:name="723">
      <style:paragraph-properties/>
    </style:style>
    <style:style style:parent-style-name="638" style:display-name="T27" style:family="text" style:name="724">
      <style:paragraph-properties/>
    </style:style>
    <style:style style:parent-style-name="638" style:display-name="T28" style:family="text" style:name="725">
      <style:paragraph-properties/>
    </style:style>
    <style:style style:parent-style-name="638" style:display-name="T29" style:family="text" style:name="726">
      <style:paragraph-properties/>
    </style:style>
    <style:style style:parent-style-name="638" style:display-name="T30" style:family="text" style:name="727">
      <style:paragraph-properties/>
    </style:style>
    <style:style style:parent-style-name="638" style:display-name="T31" style:family="text" style:name="728">
      <style:paragraph-properties/>
    </style:style>
    <style:style style:parent-style-name="638" style:display-name="T32" style:family="text" style:name="729">
      <style:paragraph-properties/>
    </style:style>
    <style:style style:parent-style-name="638" style:display-name="T33" style:family="text" style:name="730">
      <style:paragraph-properties/>
    </style:style>
    <style:style style:parent-style-name="638" style:display-name="T34" style:family="text" style:name="731">
      <style:paragraph-properties/>
    </style:style>
    <style:style style:parent-style-name="638" style:display-name="T35" style:family="text" style:name="732">
      <style:paragraph-properties/>
    </style:style>
    <style:style style:parent-style-name="638" style:display-name="T36" style:family="text" style:name="733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dc:creator>bulka aklub</dc:creator>
  </office:meta>
</office:document-meta>
</file>